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vertical-align="middle"/>
    </style:style>
    <style:style style:name="gr2" style:family="graphic" style:parent-style-name="standard">
      <style:graphic-properties draw:fill="solid" draw:fill-color="#e2a9a9" draw:textarea-vertical-align="middle"/>
    </style:style>
    <style:style style:name="gr3" style:family="graphic" style:parent-style-name="standard">
      <style:graphic-properties draw:fill="solid" draw:fill-color="#a9e2a9" draw:textarea-vertical-align="middle"/>
    </style:style>
    <style:style style:name="gr4" style:family="graphic" style:parent-style-name="standard">
      <style:graphic-properties draw:fill="solid" draw:fill-color="#a9e2a9" draw:textarea-vertical-align="middle"/>
    </style:style>
    <style:style style:name="gr5" style:family="graphic" style:parent-style-name="standard">
      <style:graphic-properties draw:fill="solid" draw:fill-color="#e2a9a9" draw:textarea-vertical-align="middle"/>
    </style:style>
    <style:style style:name="gr6" style:family="graphic" style:parent-style-name="standard">
      <style:graphic-properties draw:fill="solid" draw:fill-color="#eff494" draw:textarea-vertical-align="middle"/>
    </style:style>
    <style:style style:name="gr7" style:family="graphic" style:parent-style-name="standard">
      <style:graphic-properties draw:fill="solid" draw:fill-color="#eff494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eff494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1" xml:id="id1" draw:id="id1" draw:layer="layout" svg:width="1.376cm" svg:height="0.741cm" svg:x="0.635cm" svg:y="1.586cm">
          <text:p/>
        </draw:ellipse>
        <draw:rect draw:style-name="gr2" draw:text-style-name="P1" xml:id="id2" draw:id="id2" draw:layer="layout" svg:width="2.554cm" svg:height="0.741cm" svg:x="3.78cm" svg:y="1.586cm">
          <text:p text:style-name="P1">glMatrix.js</text:p>
        </draw:rect>
        <draw:connector draw:style-name="gr1" draw:text-style-name="P1" draw:layer="layout" svg:x1="2.011cm" svg:y1="1.956cm" svg:x2="3.78cm" svg:y2="1.956cm" draw:start-shape="id1" draw:start-glue-point="1" draw:end-shape="id2" draw:end-glue-point="3" svg:d="M2011 1956h1769">
          <text:p/>
        </draw:connector>
        <draw:rect draw:style-name="gr2" draw:text-style-name="P1" xml:id="id3" draw:id="id3" draw:layer="layout" svg:width="2.554cm" svg:height="0.741cm" svg:x="3.78cm" svg:y="2.697cm">
          <text:p text:style-name="P1">#shader-fs</text:p>
        </draw:rect>
        <draw:connector draw:style-name="gr1" draw:text-style-name="P1" draw:layer="layout" svg:x1="2.011cm" svg:y1="1.956cm" svg:x2="3.78cm" svg:y2="3.067cm" draw:start-shape="id1" draw:start-glue-point="1" draw:end-shape="id3" draw:end-glue-point="3" svg:d="M2011 1956h885v1111h884">
          <text:p/>
        </draw:connector>
        <draw:rect draw:style-name="gr2" draw:text-style-name="P1" xml:id="id4" draw:id="id4" draw:layer="layout" svg:width="2.554cm" svg:height="0.741cm" svg:x="3.78cm" svg:y="3.809cm">
          <text:p text:style-name="P1">#shader-vs</text:p>
        </draw:rect>
        <draw:connector draw:style-name="gr1" draw:text-style-name="P1" draw:layer="layout" svg:x1="2.011cm" svg:y1="1.956cm" svg:x2="3.78cm" svg:y2="4.179cm" draw:start-shape="id1" draw:start-glue-point="1" draw:end-shape="id4" svg:d="M2011 1956h885v2223h884">
          <text:p/>
        </draw:connector>
        <draw:rect draw:style-name="gr2" draw:text-style-name="P1" xml:id="id5" draw:id="id5" draw:layer="layout" svg:width="2.554cm" svg:height="0.741cm" svg:x="3.78cm" svg:y="4.92cm">
          <text:p text:style-name="P1">script</text:p>
        </draw:rect>
        <draw:connector draw:style-name="gr1" draw:text-style-name="P1" draw:layer="layout" svg:x1="2.011cm" svg:y1="1.956cm" svg:x2="3.78cm" svg:y2="5.29cm" draw:start-shape="id1" draw:start-glue-point="1" draw:end-shape="id5" draw:end-glue-point="3" svg:d="M2011 1956h885v3334h884">
          <text:p/>
        </draw:connector>
        <draw:rect draw:style-name="gr3" draw:text-style-name="P1" xml:id="id6" draw:id="id6" draw:layer="layout" svg:width="1.769cm" svg:height="0.741cm" svg:x="21.272cm" svg:y="0.317cm">
          <text:p text:style-name="P1">gl</text:p>
        </draw:rect>
        <draw:connector draw:style-name="gr4" draw:text-style-name="P1" draw:layer="layout" svg:x1="6.334cm" svg:y1="5.29cm" svg:x2="21.272cm" svg:y2="0.687cm" draw:start-shape="id5" draw:start-glue-point="1" draw:end-shape="id6" draw:end-glue-point="3" svg:d="M6334 5290h7469v-4603h7469">
          <text:p/>
        </draw:connector>
        <draw:rect draw:style-name="gr2" draw:text-style-name="P1" xml:id="id7" draw:id="id7" draw:layer="layout" svg:width="3.691cm" svg:height="0.74cm" svg:x="16.511cm" svg:y="8.626cm">
          <text:p text:style-name="P1">initGL(canvas)</text:p>
        </draw:rect>
        <draw:connector draw:style-name="gr5" draw:text-style-name="P1" draw:layer="layout" svg:x1="6.334cm" svg:y1="5.29cm" svg:x2="16.511cm" svg:y2="8.996cm" draw:start-shape="id5" draw:start-glue-point="1" draw:end-shape="id7" svg:d="M6334 5290h5089v3706h5088">
          <text:p/>
        </draw:connector>
        <draw:rect draw:style-name="gr2" draw:text-style-name="P1" xml:id="id8" draw:id="id8" draw:layer="layout" svg:width="4.126cm" svg:height="0.741cm" svg:x="16.51cm" svg:y="9.922cm">
          <text:p text:style-name="P1">getShader(gl,id)</text:p>
        </draw:rect>
        <draw:connector draw:style-name="gr5" draw:text-style-name="P1" draw:layer="layout" svg:x1="6.334cm" svg:y1="5.29cm" svg:x2="16.51cm" svg:y2="10.292cm" draw:start-shape="id5" draw:start-glue-point="1" draw:end-shape="id8" draw:end-glue-point="3" svg:d="M6334 5290h5088v5002h5088">
          <text:p/>
        </draw:connector>
        <draw:rect draw:style-name="gr3" draw:text-style-name="P1" xml:id="id9" draw:id="id9" draw:layer="layout" svg:width="4.127cm" svg:height="0.741cm" svg:x="21.272cm" svg:y="1.243cm">
          <text:p text:style-name="P1">shaderProgram</text:p>
        </draw:rect>
        <draw:connector draw:style-name="gr5" draw:text-style-name="P1" draw:layer="layout" svg:x1="6.334cm" svg:y1="5.29cm" svg:x2="21.272cm" svg:y2="1.613cm" draw:start-shape="id5" draw:start-glue-point="1" draw:end-shape="id9" draw:end-glue-point="3" svg:d="M6334 5290h7469v-3677h7469">
          <text:p/>
        </draw:connector>
        <draw:rect draw:style-name="gr2" draw:text-style-name="P1" xml:id="id10" draw:id="id10" draw:layer="layout" svg:width="4.126cm" svg:height="0.741cm" svg:x="16.511cm" svg:y="10.972cm">
          <text:p text:style-name="P1">initShaders()</text:p>
        </draw:rect>
        <draw:connector draw:style-name="gr5" draw:text-style-name="P1" draw:layer="layout" svg:x1="6.334cm" svg:y1="5.29cm" svg:x2="16.511cm" svg:y2="11.342cm" draw:start-shape="id5" draw:start-glue-point="1" draw:end-shape="id10" draw:end-glue-point="3" svg:d="M6334 5290h5089v6052h5088">
          <text:p/>
        </draw:connector>
        <draw:rect draw:style-name="gr3" draw:text-style-name="P1" xml:id="id11" draw:id="id11" draw:layer="layout" svg:width="4.127cm" svg:height="0.741cm" svg:x="21.272cm" svg:y="2.169cm">
          <text:p text:style-name="P1">mvMatrix</text:p>
        </draw:rect>
        <draw:rect draw:style-name="gr3" draw:text-style-name="P1" xml:id="id12" draw:id="id12" draw:layer="layout" svg:width="4.127cm" svg:height="0.741cm" svg:x="21.272cm" svg:y="3.096cm">
          <text:p text:style-name="P1">pMatrix</text:p>
        </draw:rect>
        <draw:connector draw:style-name="gr5" draw:text-style-name="P1" draw:layer="layout" svg:x1="6.334cm" svg:y1="5.29cm" svg:x2="21.272cm" svg:y2="2.539cm" draw:start-shape="id5" draw:start-glue-point="1" draw:end-shape="id11" draw:end-glue-point="3" svg:d="M6334 5290h7469v-2751h7469">
          <text:p/>
        </draw:connector>
        <draw:connector draw:style-name="gr5" draw:text-style-name="P1" draw:layer="layout" svg:x1="6.334cm" svg:y1="5.29cm" svg:x2="21.272cm" svg:y2="3.466cm" draw:start-shape="id5" draw:start-glue-point="1" draw:end-shape="id12" draw:end-glue-point="3" svg:d="M6334 5290h7469v-1824h7469">
          <text:p/>
        </draw:connector>
        <draw:rect draw:style-name="gr2" draw:text-style-name="P1" xml:id="id13" draw:id="id13" draw:layer="layout" svg:width="4.126cm" svg:height="0.741cm" svg:x="16.511cm" svg:y="11.959cm">
          <text:p text:style-name="P1">setMatrixUniforms()</text:p>
        </draw:rect>
        <draw:connector draw:style-name="gr5" draw:text-style-name="P1" draw:layer="layout" svg:x1="6.334cm" svg:y1="5.29cm" svg:x2="16.511cm" svg:y2="12.329cm" draw:start-shape="id5" draw:start-glue-point="1" draw:end-shape="id13" draw:end-glue-point="3" svg:d="M6334 5290h5089v7039h5088">
          <text:p/>
        </draw:connector>
        <draw:rect draw:style-name="gr3" draw:text-style-name="P1" xml:id="id14" draw:id="id14" draw:layer="layout" svg:width="6.032cm" svg:height="0.741cm" svg:x="21.272cm" svg:y="4.154cm">
          <text:p text:style-name="P1">triangleVertexPositionBuffer</text:p>
        </draw:rect>
        <draw:rect draw:style-name="gr3" draw:text-style-name="P1" xml:id="id15" draw:id="id15" draw:layer="layout" svg:width="6.032cm" svg:height="0.741cm" svg:x="21.272cm" svg:y="5.318cm">
          <text:p text:style-name="P1">squareVertexPositionBuffer</text:p>
        </draw:rect>
        <draw:connector draw:style-name="gr5" draw:text-style-name="P2" draw:layer="layout" svg:x1="6.334cm" svg:y1="5.29cm" svg:x2="21.272cm" svg:y2="4.524cm" draw:start-shape="id5" draw:start-glue-point="1" draw:end-shape="id14" draw:end-glue-point="3" svg:d="M6334 5290h7469v-766h7469">
          <text:p/>
        </draw:connector>
        <draw:connector draw:style-name="gr5" draw:text-style-name="P2" draw:layer="layout" svg:x1="6.334cm" svg:y1="5.29cm" svg:x2="21.272cm" svg:y2="5.688cm" draw:start-shape="id5" draw:start-glue-point="1" draw:end-shape="id15" draw:end-glue-point="3" svg:d="M6334 5290h7469v398h7469">
          <text:p/>
        </draw:connector>
        <draw:rect draw:style-name="gr2" draw:text-style-name="P1" xml:id="id16" draw:id="id16" draw:layer="layout" svg:width="4.126cm" svg:height="0.741cm" svg:x="16.51cm" svg:y="13.229cm">
          <text:p text:style-name="P1">initBuffers()</text:p>
        </draw:rect>
        <draw:connector draw:style-name="gr5" draw:text-style-name="P2" draw:layer="layout" svg:x1="6.334cm" svg:y1="5.29cm" svg:x2="16.51cm" svg:y2="13.599cm" draw:start-shape="id5" draw:start-glue-point="1" draw:end-shape="id16" draw:end-glue-point="3" svg:d="M6334 5290h5088v8309h5088">
          <text:p/>
        </draw:connector>
        <draw:rect draw:style-name="gr2" draw:text-style-name="P1" xml:id="id17" draw:id="id17" draw:layer="layout" svg:width="4.126cm" svg:height="0.741cm" svg:x="16.51cm" svg:y="14.499cm">
          <text:p text:style-name="P1">drawScene()</text:p>
        </draw:rect>
        <draw:connector draw:style-name="gr5" draw:text-style-name="P2" draw:layer="layout" svg:x1="6.334cm" svg:y1="5.29cm" svg:x2="16.51cm" svg:y2="14.869cm" draw:start-shape="id5" draw:start-glue-point="1" draw:end-shape="id17" draw:end-glue-point="3" svg:d="M6334 5290h5088v9579h5088">
          <text:p/>
        </draw:connector>
        <draw:rect draw:style-name="gr2" draw:text-style-name="P1" xml:id="id18" draw:id="id18" draw:layer="layout" svg:width="4.126cm" svg:height="0.741cm" svg:x="16.51cm" svg:y="15.769cm">
          <text:p text:style-name="P1">webGLStart()</text:p>
        </draw:rect>
        <draw:connector draw:style-name="gr5" draw:text-style-name="P2" draw:layer="layout" svg:x1="6.334cm" svg:y1="5.29cm" svg:x2="16.51cm" svg:y2="16.139cm" draw:start-shape="id5" draw:start-glue-point="1" draw:end-shape="id18" draw:end-glue-point="3" svg:d="M6334 5290h5088v10849h5088">
          <text:p/>
        </draw:connector>
        <draw:rect draw:style-name="gr6" draw:text-style-name="P1" xml:id="id19" draw:id="id19" draw:layer="layout" svg:width="2.554cm" svg:height="0.741cm" svg:x="3.81cm" svg:y="11.217cm">
          <text:p text:style-name="P1">body</text:p>
        </draw:rect>
        <draw:rect draw:style-name="gr6" draw:text-style-name="P1" xml:id="id20" draw:id="id20" draw:layer="layout" svg:width="2.554cm" svg:height="0.741cm" svg:x="5.731cm" svg:y="12.911cm">
          <text:p text:style-name="P1">canvas</text:p>
        </draw:rect>
        <draw:connector draw:style-name="gr7" draw:text-style-name="P2" draw:layer="layout" svg:x1="5.087cm" svg:y1="11.958cm" svg:x2="5.731cm" svg:y2="13.281cm" draw:start-shape="id19" draw:start-glue-point="2" draw:end-shape="id20" draw:end-glue-point="3" svg:d="M5087 11958v1323h644">
          <text:p/>
        </draw:connector>
        <draw:connector draw:style-name="gr7" draw:text-style-name="P2" draw:layer="layout" svg:x1="2.011cm" svg:y1="1.956cm" svg:x2="3.81cm" svg:y2="11.587cm" draw:start-shape="id1" draw:start-glue-point="1" draw:end-shape="id19" draw:end-glue-point="3" svg:d="M2011 1956h900v9631h899">
          <text:p/>
        </draw:connector>
        <draw:connector draw:style-name="gr8" draw:text-style-name="P2" draw:layer="layout" draw:type="line" svg:x1="6.364cm" svg:y1="11.587cm" svg:x2="16.51cm" svg:y2="16.139cm" draw:start-shape="id19" draw:start-glue-point="1" draw:end-shape="id18" draw:end-glue-point="3" svg:d="M6364 11587l10146 4552">
          <text:p/>
        </draw:connector>
        <draw:rect draw:style-name="gr3" draw:text-style-name="P1" xml:id="id21" draw:id="id21" draw:layer="layout" svg:width="1.769cm" svg:height="0.741cm" svg:x="22.678cm" svg:y="14.499cm">
          <text:p text:style-name="P1">canvas</text:p>
        </draw:rect>
        <draw:connector draw:style-name="gr7" draw:text-style-name="P2" draw:layer="layout" svg:x1="20.636cm" svg:y1="16.139cm" svg:x2="22.678cm" svg:y2="14.869cm" draw:start-shape="id18" draw:start-glue-point="1" draw:end-shape="id21" draw:end-glue-point="3" svg:d="M20636 16139h1021v-1270h1021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22T09:47:57.56</meta:creation-date>
    <dc:date>2015-01-22T10:09:02.49</dc:date>
    <dc:creator>james </dc:creator>
    <meta:editing-duration>PT21M5S</meta:editing-duration>
    <meta:editing-cycles>1</meta:editing-cycles>
    <meta:document-statistic meta:object-count="65"/>
    <meta:generator>OpenOffice/4.1.1$Win32 OpenOffice.org_project/411m6$Build-9775</meta:generator>
  </office:meta>
</office:document-meta>
</file>